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style:text-underline-style="solid" style:text-underline-width="auto" style:text-underline-color="font-color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0.1999998092651pt"/>
    </style:style>
    <style:style style:name="T4" style:family="text">
      <style:text-properties style:font-name="times new roman" fo:font-size="10.1999998092651pt" fo:font-style="italic"/>
    </style:style>
    <style:style style:name="T5" style:family="text">
      <style:text-properties style:font-name="times new roman" fo:font-size="7.80000019073486pt"/>
    </style:style>
    <style:style style:name="T6" style:family="text">
      <style:text-properties style:font-name="courier new" fo:font-size="9pt"/>
    </style:style>
    <style:style style:name="T7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arly Lucky Number</text:p>
      <text:section text:style-name="Sect1" text:name="pageContent">
        <text:p text:style-name="P3">time limit per test</text:p>
        <text:p text:style-name="P4">2 seconds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Petya loves lucky numbers. We all know that lucky numbers are the positive integers whose decimal representations contain only the lucky digits <text:span text:style-name="T1">4</text:span> and <text:span text:style-name="T1">7</text:span>. For example, numbers <text:span text:style-name="T1">47</text:span>, <text:span text:style-name="T1">744</text:span>, <text:span text:style-name="T1">4</text:span> are lucky and <text:span text:style-name="T1">5</text:span>, <text:span text:style-name="T1">17</text:span>, <text:span text:style-name="T1">467</text:span> are not.</text:p>
        <text:p text:style-name="P6">Unfortunately, not all numbers are lucky. Petya calls a number <text:span text:style-name="T2">nearly lucky</text:span> if the number of lucky digits in it is a lucky number. He wonders whether number <text:span text:style-name="T4">n</text:span> is a nearly lucky number.</text:p>
        <text:p text:style-name="P8">Input</text:p>
        <text:p text:style-name="P6">The only line contains an integer <text:span text:style-name="T4">n</text:span> (<text:span text:style-name="T3">1 ≤ </text:span><text:span text:style-name="T4">n</text:span><text:span text:style-name="T3"> ≤ 10</text:span><text:span text:style-name="T5">18</text:span>).</text:p>
        <text:p text:style-name="P6">Please do not use the %lld specificator to read or write 64-bit numbers in С++. It is preferred to use the cin, cout streams or the %I64d specificator.</text:p>
        <text:p text:style-name="P8">Output</text:p>
        <text:p text:style-name="P6">Print on the single line "<text:span text:style-name="T6">YES</text:span>" if <text:span text:style-name="T4">n</text:span> is a nearly lucky number. Otherwise, print "<text:span text:style-name="T6">NO</text:span>" (without the quotes).</text:p>
        <text:p text:style-name="P7">Examples</text:p>
        <text:p text:style-name="P9">input</text:p>
        <text:section text:style-name="Sect1" text:name="id002130472676126267">
          <text:p text:style-name="P10">Copy</text:p>
        </text:section>
        <text:p text:style-name="P1"><text:bookmark text:name="id0008751489599901285"/>40047</text:p>
        <text:p text:style-name="P9">output</text:p>
        <text:section text:style-name="Sect1" text:name="id0006513092243960061">
          <text:p text:style-name="P10">Copy</text:p>
        </text:section>
        <text:p text:style-name="P1"><text:bookmark text:name="id008781325519676078"/>NO</text:p>
        <text:p text:style-name="P9">input</text:p>
        <text:section text:style-name="Sect1" text:name="id009581066133844562">
          <text:p text:style-name="P10">Copy</text:p>
        </text:section>
        <text:p text:style-name="P1"><text:bookmark text:name="id001587321575570082"/>7747774</text:p>
        <text:p text:style-name="P9">output</text:p>
        <text:section text:style-name="Sect1" text:name="id007885598654252322">
          <text:p text:style-name="P10">Copy</text:p>
        </text:section>
        <text:p text:style-name="P1"><text:bookmark text:name="id006440599528243642"/>YES</text:p>
        <text:p text:style-name="P9">input</text:p>
        <text:section text:style-name="Sect1" text:name="id006055737522014486">
          <text:p text:style-name="P10">Copy</text:p>
        </text:section>
        <text:p text:style-name="P1"><text:bookmark text:name="id005013960513267128"/>1000000000000000000</text:p>
        <text:p text:style-name="P9">output</text:p>
        <text:section text:style-name="Sect1" text:name="id007659959574393405">
          <text:p text:style-name="P10">Copy</text:p>
        </text:section>
        <text:p text:style-name="P1"><text:bookmark text:name="id005550288657174096"/>NO</text:p>
        <text:p text:style-name="P8">Note</text:p>
        <text:p text:style-name="P6">In the first sample there are 3 lucky digits (first one and last two), so the answer is "<text:span text:style-name="T6">NO</text:span>".</text:p>
        <text:p text:style-name="P6">In the second sample there are 7 lucky digits, 7 is lucky number, so the answer is "<text:span text:style-name="T6">YES</text:span>".</text:p>
        <text:p text:style-name="P6">In the third sample there are no lucky digits, so the answer is "<text:span text:style-name="T6">NO</text:span>"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8T08:39:40.412000000</dc:date>
    <meta:editing-duration>PT32S</meta:editing-duration>
    <meta:editing-cycles>1</meta:editing-cycles>
    <meta:document-statistic meta:table-count="0" meta:image-count="0" meta:object-count="0" meta:page-count="1" meta:paragraph-count="40" meta:word-count="226" meta:character-count="1200" meta:non-whitespace-character-count="1012"/>
    <meta:generator>LibreOffice/7.2.2.2$Windows_X86_64 LibreOffice_project/02b2acce88a210515b4a5bb2e46cbfb63fe97d56</meta:generator>
  </office:meta>
</office:document-meta>
</file>